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22ac"/>
    </style:style>
    <style:style style:name="P2" style:family="paragraph" style:parent-style-name="Standard">
      <style:text-properties officeooo:paragraph-rsid="00240418"/>
    </style:style>
    <style:style style:name="P3" style:family="paragraph" style:parent-style-name="Standard">
      <style:text-properties officeooo:paragraph-rsid="0025f5b4"/>
    </style:style>
    <style:style style:name="P4" style:family="paragraph" style:parent-style-name="Standard">
      <style:text-properties officeooo:paragraph-rsid="002322ac" fo:background-color="#ffff00"/>
    </style:style>
    <style:style style:name="P5" style:family="paragraph" style:parent-style-name="Standard">
      <style:text-properties officeooo:paragraph-rsid="00240418" fo:background-color="#ffff00"/>
    </style:style>
    <style:style style:name="P6" style:family="paragraph" style:parent-style-name="Standard">
      <style:text-properties officeooo:paragraph-rsid="00240418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¿Qué función realiza una cámara de acción con resistencia a golpes?</text:p>
      <text:p text:style-name="P1">a) Detección de movimiento y envío de alertas</text:p>
      <text:p text:style-name="P1">b) Grabación de videos en calidad extrema</text:p>
      <text:p text:style-name="P1">c) Registro de imágenes en condiciones de baja iluminación</text:p>
      <text:p text:style-name="P4">d) Mayor resistencia a impactos físicos</text:p>
      <text:p text:style-name="P1"/>
      <text:p text:style-name="P3"/>
      <text:p text:style-name="P3">¿Qué normativa regula las condiciones de ventilación en un taller de microinformática?</text:p>
      <text:p text:style-name="P3">a) ISO 9001</text:p>
      <text:p text:style-name="P3">b) <text:span text:style-name="T1">OHSAS 18001</text:span></text:p>
      <text:p text:style-name="P3">c) Normativa EN 12464-1</text:p>
      <text:p text:style-name="P3">d) Normativa UNE-EN 3382</text:p>
      <text:p text:style-name="P3"/>
      <text:p text:style-name="P1">¿Cuál es la principal función de unos auriculares inalámbricos?</text:p>
      <text:p text:style-name="P1">a) Conexión mediante cable USB</text:p>
      <text:p text:style-name="P1">b) <text:span text:style-name="T1">Proporcionar sonido sin necesidad de cables</text:span></text:p>
      <text:p text:style-name="P1">c) Exclusivamente para llamadas telefónicas</text:p>
      <text:p text:style-name="P1">d) Cancelación activa de ruido</text:p>
      <text:p text:style-name="P1"/>
      <text:p text:style-name="P1">¿Qué característica es común en unos auriculares con cancelación de ruido?</text:p>
      <text:p text:style-name="P1">a) Mayor duración de la batería</text:p>
      <text:p text:style-name="P1">b) <text:span text:style-name="T1">Reducción de ruido ambiental</text:span></text:p>
      <text:p text:style-name="P1">c) Cable largo para mayor alcance</text:p>
      <text:p text:style-name="P1">d) Diseño compacto</text:p>
      <text:p text:style-name="P1"/>
      <text:p text:style-name="P1">¿Cuál es la ventaja de unos auriculares con micrófono incorporado?</text:p>
      <text:p text:style-name="P1">a) Mayor calidad de sonido</text:p>
      <text:p text:style-name="P1">b) <text:span text:style-name="T1">Facilita las llamadas telefónicas y videoconferencias</text:span></text:p>
      <text:p text:style-name="P1">c) Ausencia de cables</text:p>
      <text:p text:style-name="P2">d) Diseño ligero</text:p>
      <text:p text:style-name="P2"/>
      <text:p text:style-name="P2">¿Qué función realiza un micrófono de condensador en comparación con uno dinámico?</text:p>
      <text:p text:style-name="P2">a) Mayor resistencia a golpes</text:p>
      <text:p text:style-name="P2">b) <text:span text:style-name="T1">Captura de sonidos más sutiles y detallados</text:span></text:p>
      <text:p text:style-name="P2">c) Menor sensibilidad a la vibración</text:p>
      <text:p text:style-name="P2">d) Mejor respuesta a altos niveles de presión sonora</text:p>
      <text:p text:style-name="P2"/>
      <text:p text:style-name="P2">¿Cuál es la principal función de un micrófono USB?</text:p>
      <text:p text:style-name="P2">a) Mayor sensibilidad en la captura de sonido</text:p>
      <text:p text:style-name="P2">b) <text:span text:style-name="T1">Conexión directa a puertos USB sin necesidad de interfaz de audio</text:span></text:p>
      <text:p text:style-name="P2">c) Cancelación de ruido ambiente</text:p>
      <text:p text:style-name="P2">d) Utilización exclusiva en estudios profesionales</text:p>
      <text:p text:style-name="P2"/>
      <text:p text:style-name="P2">¿Qué característica es común en un micrófono de solapa?</text:p>
      <text:p text:style-name="P2">a) Cable largo para mayor alcance</text:p>
      <text:p text:style-name="P2">b) <text:span text:style-name="T1">Micrófono compacto y discreto</text:span></text:p>
      <text:p text:style-name="P2">c) Cancelación activa de ruido</text:p>
      <text:p text:style-name="P2">d) Exclusivamente para grabación de voz</text:p>
      <text:p text:style-name="P2"/>
      <text:p text:style-name="P2">¿Cuál es la función principal de unos altavoces Bluetooth?</text:p>
      <text:p text:style-name="P2"><text:soft-page-break/>a) Transmitir señal de audio mediante cables</text:p>
      <text:p text:style-name="P2">b) Conexión directa a la corriente eléctrica</text:p>
      <text:p text:style-name="P2">c) <text:span text:style-name="T1">Reproducir sonido de forma inalámbrica desde dispositivos compatibles</text:span></text:p>
      <text:p text:style-name="P2">d) Exclusivamente para uso en exteriores</text:p>
      <text:p text:style-name="P2"/>
      <text:p text:style-name="P2">¿Qué característica es típica en altavoces con subwoofer?</text:p>
      <text:p text:style-name="P2">a) Mayor claridad en tonos agudos</text:p>
      <text:p text:style-name="P2">b) <text:span text:style-name="T1">Reproducción de frecuencias graves más potentes</text:span></text:p>
      <text:p text:style-name="P2">c) Diseño compacto y portátil</text:p>
      <text:p text:style-name="P2">d) Exclusivamente para reproducción de música clásica</text:p>
      <text:p text:style-name="P2"/>
      <text:p text:style-name="P2">¿Cuál es la ventaja de unos altavoces con puerto USB?</text:p>
      <text:p text:style-name="P2">a) Mayor potencia de salida</text:p>
      <text:p text:style-name="P2">b) <text:span text:style-name="T1">Conexión directa a dispositivos USB sin necesidad de energía adicional</text:span></text:p>
      <text:p text:style-name="P2">c) Cancelación activa de ruido</text:p>
      <text:p text:style-name="P2">d) Diseño exclusivo para uso en estudios de grabación</text:p>
      <text:p text:style-name="P2"/>
      <text:p text:style-name="P2">¿Qué función realiza una tarjeta de sonido externa en comparación con una interna?</text:p>
      <text:p text:style-name="P2">a) Proporciona salida de sonido de mayor calidad</text:p>
      <text:p text:style-name="P2">b) Se conecta mediante ranuras PCIe en la placa madre</text:p>
      <text:p text:style-name="P2">c) <text:span text:style-name="T1">Permite conectar más dispositivos de audio</text:span></text:p>
      <text:p text:style-name="P6">d) Facilita la conexión de auriculares y micrófonos</text:p>
      <text:p text:style-name="P2"/>
      <text:p text:style-name="P2">¿Cuál es la principal función de una tarjeta de sonido integrada en una placa madre?</text:p>
      <text:p text:style-name="P5">a) Proporcionar salida de sonido de alta calidad</text:p>
      <text:p text:style-name="P2">b) Conexión mediante puerto USB</text:p>
      <text:p text:style-name="P2">c) Cancelación activa de ruido</text:p>
      <text:p text:style-name="P6">d) Permitir la conexión de múltiples micrófonos</text:p>
      <text:p text:style-name="P2"/>
      <text:p text:style-name="P2">¿Qué característica es común en una tarjeta de sonido con soporte para sonido envolvente?</text:p>
      <text:p text:style-name="P2">a) Salida de audio en mono</text:p>
      <text:p text:style-name="P2">b) <text:span text:style-name="T1">Reproducción de sonido tridimensional</text:span></text:p>
      <text:p text:style-name="P2">c) Exclusivamente para uso en estudios de grabación</text:p>
      <text:p text:style-name="P2">d) <text:span text:style-name="T2">Conexión exclusiva a altavoces externos</text:span></text:p>
      <text:p text:style-name="P2"/>
      <text:p text:style-name="P2">¿Cuál es la ventaja de una tarjeta de sonido con amplificador integrado?</text:p>
      <text:p text:style-name="P2">a) Mayor duración de la batería</text:p>
      <text:p text:style-name="P2">b) <text:span text:style-name="T1">Potencia de salida de audio más alta</text:span></text:p>
      <text:p text:style-name="P2">c) Conexión mediante cables coaxiales</text:p>
      <text:p text:style-name="P2">d) Exclusivamente para uso en grabación de voz</text:p>
      <text:p text:style-name="P2"/>
      <text:p text:style-name="P2">¿Qué función realiza un micrófono de mano en comparación con uno de solapa?</text:p>
      <text:p text:style-name="P2">a) Mayor sensibilidad en la captura de sonido</text:p>
      <text:p text:style-name="P2">b) <text:span text:style-name="T1">Mayor resistencia a la interferencia electromagnética</text:span></text:p>
      <text:p text:style-name="P2">c) Diseño compacto y discreto</text:p>
      <text:p text:style-name="P2">d) Uso exclusivo para presentaciones en vivo</text:p>
      <text:p text:style-name="P2"/>
      <text:p text:style-name="P2">¿Cuál es la principal función de unos auriculares con sonido envolvente?</text:p>
      <text:p text:style-name="P2">a) Reducción de ruido ambiental</text:p>
      <text:p text:style-name="P2">b)<text:span text:style-name="T1"> Proporcionar una experiencia auditiva tridimensional</text:span></text:p>
      <text:p text:style-name="P2">c) Exclusivamente para uso en estudios de grabación</text:p>
      <text:p text:style-name="P2">d) Facilitar llamadas telefónicas</text:p>
      <text:p text:style-name="P2"><text:soft-page-break/></text:p>
      <text:p text:style-name="P2">¿Qué característica es común en unos auriculares con diadema ajustable?</text:p>
      <text:p text:style-name="P2">a) Diseño compacto y plegable</text:p>
      <text:p text:style-name="P2">b) Cancelación activa de ruido</text:p>
      <text:p text:style-name="P2">c) <text:span text:style-name="T1">Diadema que se ajusta a diferentes tamaños de cabeza</text:span></text:p>
      <text:p text:style-name="P2">d) Exclusivamente para uso deportivo</text:p>
      <text:p text:style-name="P2"/>
      <text:p text:style-name="P2">¿Cuál es la ventaja de un altavoz con conectividad NFC?</text:p>
      <text:p text:style-name="P2">a) Mayor duración de la batería</text:p>
      <text:p text:style-name="P2">b) <text:span text:style-name="T1">Conexión inalámbrica mediante Bluetooth</text:span></text:p>
      <text:p text:style-name="P2">c) Reproducción de sonido tridimensional</text:p>
      <text:p text:style-name="P2">d) Necesidad de cables para la conexión</text:p>
      <text:p text:style-name="P2"/>
      <text:p text:style-name="P2">¿Qué función realiza un micrófono USB en comparación con uno analógico?</text:p>
      <text:p text:style-name="P2">a) Mayor calidad de sonido</text:p>
      <text:p text:style-name="P2">b) Necesidad de interfaz de audio adicional</text:p>
      <text:p text:style-name="P2">c) <text:span text:style-name="T1">Conexión directa a puertos USB sin necesidad de energía adicional</text:span></text:p>
      <text:p text:style-name="P2">d) Resistencia a interferencias electromagnéticas</text:p>
      <text:p text:style-name="P2"/>
      <text:p text:style-name="P2">¿Cuál es la principal función de unos altavoces de estudio?</text:p>
      <text:p text:style-name="P2">a) Proporcionar sonido envolvente</text:p>
      <text:p text:style-name="P2">b) <text:span text:style-name="T1">Reproducción precisa y plana del sonido</text:span></text:p>
      <text:p text:style-name="P2">c) Uso exclusivo para grabación de voz</text:p>
      <text:p text:style-name="P2">d) Cancelación activa de ruido</text:p>
      <text:p text:style-name="P2"/>
      <text:p text:style-name="P2">¿Qué característica es típica en unos auriculares con sistema de sujeción over-ear?</text:p>
      <text:p text:style-name="P2">a) Diseño compacto y plegable</text:p>
      <text:p text:style-name="P2">b) Cancelación activa de ruido</text:p>
      <text:p text:style-name="P2">c) <text:span text:style-name="T1">Almohadillas que cubren completamente las orejas</text:span></text:p>
      <text:p text:style-name="P2">d) Exclusivamente para uso deportivo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7:02:51.457527774</meta:creation-date>
    <dc:date>2024-01-30T13:37:42.866000000</dc:date>
    <meta:editing-duration>PT50M29S</meta:editing-duration>
    <meta:editing-cycles>16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110" meta:word-count="792" meta:character-count="4985" meta:non-whitespace-character-count="4303"/>
  </office:meta>
</office:document-meta>
</file>